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8000000E144870D2FDD87FF71.png" manifest:media-type="image/png"/>
  <manifest:file-entry manifest:full-path="Pictures/10000000000000FD00000039BE0278ADE311DA70.png" manifest:media-type="image/png"/>
  <manifest:file-entry manifest:full-path="Pictures/100000000000004100000048025CE2C7E3C47083.png" manifest:media-type="image/png"/>
  <manifest:file-entry manifest:full-path="Pictures/10000000000001650000004C5B16395D9305C54F.png" manifest:media-type="image/png"/>
  <manifest:file-entry manifest:full-path="Pictures/100000000000014B0000004DE026E5A3E40D3FC9.png" manifest:media-type="image/png"/>
  <manifest:file-entry manifest:full-path="Pictures/10000000000000B80000003AAF25B805DB0B4937.png" manifest:media-type="image/png"/>
  <manifest:file-entry manifest:full-path="Pictures/10000000000000D30000003BDADE0FC825851610.png" manifest:media-type="image/png"/>
  <manifest:file-entry manifest:full-path="Pictures/100000000000007B0000002CD4FA63B02DB8B348.png" manifest:media-type="image/png"/>
  <manifest:file-entry manifest:full-path="Pictures/10000000000001120000009663CB6AED0BD33142.png" manifest:media-type="image/png"/>
  <manifest:file-entry manifest:full-path="Pictures/1000000000000195000001019FD3E1A9BABBF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57283" officeooo:paragraph-rsid="0015728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57283" officeooo:paragraph-rsid="00157283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(Движение по окружности)</text:p>
      <text:p text:style-name="P1"><draw:frame draw:style-name="fr1" draw:name="Image1" text:anchor-type="char" svg:x="-0.587cm" svg:y="0.45cm" svg:width="6.902cm" svg:height="4.38cm" draw:z-index="0"><draw:image xlink:href="Pictures/1000000000000195000001019FD3E1A9BABBFC36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568cm" svg:y="0.291cm" svg:width="2.526cm" svg:height="0.905cm" draw:z-index="1"><draw:image xlink:href="Pictures/100000000000007B0000002CD4FA63B02DB8B348.png" xlink:type="simple" xlink:show="embed" xlink:actuate="onLoad" loext:mime-type="image/png"/></draw:frame></text:p>
      <text:p text:style-name="P1"/>
      <text:p text:style-name="P1"><draw:frame draw:style-name="fr1" draw:name="Image3" text:anchor-type="char" svg:x="-0.642cm" svg:y="0.159cm" svg:width="5.002cm" svg:height="2.739cm" draw:z-index="2"><draw:image xlink:href="Pictures/10000000000001120000009663CB6AED0BD331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x="-0.656cm" svg:y="0.318cm" svg:width="6.036cm" svg:height="1.406cm" draw:z-index="3"><draw:image xlink:href="Pictures/100000000000014B0000004DE026E5A3E40D3FC9.png" xlink:type="simple" xlink:show="embed" xlink:actuate="onLoad" loext:mime-type="image/png"/></draw:frame></text:p>
      <text:p text:style-name="P1"/>
      <text:p text:style-name="P1"/>
      <text:p text:style-name="P1"><draw:frame draw:style-name="fr1" draw:name="Image5" text:anchor-type="char" svg:x="-0.582cm" svg:y="0.318cm" svg:width="6.152cm" svg:height="1.311cm" draw:z-index="4"><draw:image xlink:href="Pictures/10000000000001650000004C5B16395D9305C54F.png" xlink:type="simple" xlink:show="embed" xlink:actuate="onLoad" loext:mime-type="image/png"/></draw:frame></text:p>
      <text:p text:style-name="P1"/>
      <text:p text:style-name="P1"/>
      <text:p text:style-name="P1"><draw:frame draw:style-name="fr1" draw:name="Image6" text:anchor-type="char" svg:x="-0.019cm" svg:y="0.344cm" svg:width="1.369cm" svg:height="1.515cm" draw:z-index="5"><draw:image xlink:href="Pictures/100000000000004100000048025CE2C7E3C47083.png" xlink:type="simple" xlink:show="embed" xlink:actuate="onLoad" loext:mime-type="image/png"/></draw:frame></text:p>
      <text:p text:style-name="P1"/>
      <text:p text:style-name="P1"/>
      <text:p text:style-name="P1"><draw:frame draw:style-name="fr1" draw:name="Image7" text:anchor-type="char" svg:x="-0.674cm" svg:y="0.476cm" svg:width="5.278cm" svg:height="1.189cm" draw:z-index="6"><draw:image xlink:href="Pictures/10000000000000FD00000039BE0278ADE311DA70.png" xlink:type="simple" xlink:show="embed" xlink:actuate="onLoad" loext:mime-type="image/png"/></draw:frame></text:p>
      <text:p text:style-name="P1"/>
      <text:p text:style-name="P1"/>
      <text:p text:style-name="P1"><draw:frame draw:style-name="fr1" draw:name="Image8" text:anchor-type="char" svg:x="-0.7cm" svg:y="0.476cm" svg:width="5.068cm" svg:height="1.416cm" draw:z-index="7"><draw:image xlink:href="Pictures/10000000000000D30000003BDADE0FC825851610.png" xlink:type="simple" xlink:show="embed" xlink:actuate="onLoad" loext:mime-type="image/png"/></draw:frame></text:p>
      <text:p text:style-name="P1"/>
      <text:p text:style-name="P1"/>
      <text:p text:style-name="P1"><draw:frame draw:style-name="fr1" draw:name="Image9" text:anchor-type="char" svg:x="-0.69cm" svg:y="0.529cm" svg:width="3.988cm" svg:height="1.258cm" draw:z-index="8"><draw:image xlink:href="Pictures/10000000000000B80000003AAF25B805DB0B4937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0" text:anchor-type="char" svg:x="-0.713cm" svg:y="0.291cm" svg:width="7.101cm" svg:height="5.121cm" draw:z-index="9"><draw:image xlink:href="Pictures/1000000000000138000000E144870D2FDD87FF7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08:24:29.740725139</meta:creation-date>
    <dc:date>2022-07-06T08:37:30.595544447</dc:date>
    <meta:editing-duration>PT27S</meta:editing-duration>
    <meta:editing-cycles>1</meta:editing-cycles>
    <meta:document-statistic meta:table-count="0" meta:image-count="10" meta:object-count="0" meta:page-count="1" meta:paragraph-count="1" meta:word-count="4" meta:character-count="31" meta:non-whitespace-character-count="28"/>
    <meta:generator>LibreOffice/6.4.7.2$Linux_X86_64 LibreOffice_project/40$Build-2</meta:generator>
  </office:meta>
</office:document-meta>
</file>